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1c82b9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="Arrow" draw:fill="none" draw:fill-color="#1c82b9" draw:textarea-vertical-align="middle"/>
    </style:style>
    <style:style style:name="gr10" style:family="graphic" style:parent-style-name="standard">
      <style:graphic-properties draw:stroke="none" draw:fill="none" draw:fill-color="#1c82b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xml:id="id2" draw:id="id2" draw:layer="layout" svg:width="13.9cm" svg:height="2.966cm" svg:x="4cm" svg:y="16.734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4.633cm" svg:height="2.296cm" svg:x="12.221cm" svg:y="17.021cm">
          <text:p text:style-name="P1">k. 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9cm" svg:height="1.722cm" svg:x="1.5cm" svg:y="10.037cm">
          <text:p text:style-name="P1">boot</text:p>
          <text:p text:style-name="P1">cmd 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2cm" svg:height="10.812cm" svg:x="6cm" svg:y="5.444cm">
          <text:p text:style-name="P1">linuxrc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cm" svg:height="1.722cm" svg:x="8.8cm" svg:y="8.219cm">
          <text:p text:style-name="P1">install.in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9cm" svg:height="2.105cm" svg:x="9cm" svg:y="13.385cm">
          <text:p text:style-name="P1">sysconfig,</text:p>
          <text:p text:style-name="P1">udev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6cm" svg:height="2.679cm" svg:x="8.9cm" svg:y="2.478cm">
          <text:p text:style-name="P1">AutoYaST</text:p>
          <text:p text:style-name="P1">pro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4.3cm" svg:height="1.818cm" svg:x="13.5cm" svg:y="10.419cm">
          <text:p text:style-name="P1">persistent</text:p>
          <text:p text:style-name="P1">conf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4.6cm" svg:height="1.723cm" svg:x="13.3cm" svg:y="6.592cm">
          <text:p text:style-name="P1">YaS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3.45cm" svg:y1="11.759cm" svg:x2="4cm" svg:y2="18.217cm" draw:start-shape="id1" draw:start-glue-point="8" draw:end-shape="id2" svg:d="m3450 11759v502l49 5956h501">
          <text:p/>
        </draw:connector>
        <draw:connector draw:style-name="gr4" draw:text-style-name="P1" draw:layer="layout" draw:type="lines" svg:x1="5.4cm" svg:y1="10.898cm" svg:x2="6cm" svg:y2="10.85cm" draw:start-shape="id1" draw:start-glue-point="10" draw:end-shape="id3" svg:d="m5400 10898h502l-403-48h501">
          <text:p/>
        </draw:connector>
        <draw:connector draw:style-name="gr4" draw:text-style-name="P1" draw:layer="layout" draw:type="line" svg:x1="2.147cm" svg:y1="3.88cm" svg:x2="8.9cm" svg:y2="3.818cm" draw:start-shape="id4" draw:start-glue-point="10" draw:end-shape="id5" draw:end-glue-point="6" svg:d="m2147 3880 6753-62">
          <text:p/>
        </draw:connector>
        <draw:connector draw:style-name="gr4" draw:text-style-name="P1" draw:layer="layout" draw:type="line" svg:x1="1.547cm" svg:y1="4.454cm" svg:x2="1.5cm" svg:y2="10.898cm" draw:start-shape="id4" draw:start-glue-point="8" draw:end-shape="id1" svg:d="m1547 4454-47 6444">
          <text:p/>
        </draw:connector>
        <draw:custom-shape draw:style-name="gr5" draw:text-style-name="P1" xml:id="id4" draw:id="id4" draw:layer="layout" svg:width="1.2cm" svg:height="1.148cm" svg:x="0.947cm" svg:y="3.30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4" draw:text-style-name="P1" draw:layer="layout" draw:type="line" svg:x1="8cm" svg:y1="10.85cm" svg:x2="8.8cm" svg:y2="9.08cm" draw:end-shape="id6" draw:end-glue-point="6" svg:d="m8000 10850 800-1770">
          <text:p/>
        </draw:connector>
        <draw:connector draw:style-name="gr4" draw:text-style-name="P1" draw:layer="layout" draw:type="line" svg:x1="12.8cm" svg:y1="9.08cm" svg:x2="13.3cm" svg:y2="7.453cm" draw:start-shape="id6" draw:start-glue-point="10" draw:end-shape="id7" draw:end-glue-point="3" svg:d="m12800 9080 500-1627">
          <text:p/>
        </draw:connector>
        <draw:connector draw:style-name="gr6" draw:text-style-name="P1" draw:layer="layout" draw:type="line" svg:x1="15.6cm" svg:y1="8.315cm" svg:x2="15.65cm" svg:y2="10.419cm" draw:start-shape="id7" draw:start-glue-point="2" draw:end-shape="id8" draw:end-glue-point="4" svg:d="m15600 8315 50 2104">
          <text:p/>
        </draw:connector>
        <draw:connector draw:style-name="gr6" draw:text-style-name="P1" draw:layer="layout" draw:type="line" svg:x1="15.65cm" svg:y1="12.237cm" svg:x2="13.5cm" svg:y2="13.385cm" draw:start-shape="id8" draw:start-glue-point="8" draw:end-shape="id9" draw:end-glue-point="0" svg:d="m15650 12237-2150 1148">
          <text:p/>
        </draw:connector>
        <draw:connector draw:style-name="gr6" draw:text-style-name="P1" draw:layer="layout" draw:type="line" svg:x1="13.5cm" svg:y1="15.49cm" svg:x2="10.55cm" svg:y2="16.734cm" draw:start-shape="id9" draw:start-glue-point="2" svg:d="m13500 15490-2950 1244">
          <text:p/>
        </draw:connector>
        <draw:connector draw:style-name="gr4" draw:text-style-name="P1" draw:layer="layout" draw:type="line" svg:x1="11.973cm" svg:y1="4.765cm" svg:x2="13.3cm" svg:y2="7.453cm" draw:start-shape="id5" draw:start-glue-point="9" draw:end-shape="id7" svg:d="m11973 4765 1327 2688">
          <text:p/>
        </draw:connector>
        <draw:custom-shape draw:style-name="gr1" draw:text-style-name="P1" xml:id="id15" draw:id="id15" draw:layer="layout" svg:width="8.4cm" svg:height="2.966cm" svg:x="20cm" svg:y="16.734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2.9cm" svg:height="2.296cm" svg:x="25.4cm" svg:y="17.308cm">
          <text:p text:style-name="P1">k. 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4cm" svg:height="1.722cm" svg:x="19.3cm" svg:y="8.219cm">
          <text:p text:style-name="P1">install.in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8.6cm" svg:height="2.105cm" svg:x="19.9cm" svg:y="13.385cm">
          <text:p text:style-name="P1">sysconfig,</text:p>
          <text:p text:style-name="P1">udev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3.6cm" svg:height="2.679cm" svg:x="19.4cm" svg:y="2.478cm">
          <text:p text:style-name="P1">AutoYaST</text:p>
          <text:p text:style-name="P1">pro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4.3cm" svg:height="1.818cm" svg:x="23.9cm" svg:y="10.898cm">
          <text:p text:style-name="P1">persistent</text:p>
          <text:p text:style-name="P1">conf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4.6cm" svg:height="1.723cm" svg:x="23.8cm" svg:y="6.592cm">
          <text:p text:style-name="P1">YaST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8.7cm" svg:y1="2cm" svg:x2="18.7cm" svg:y2="19.604cm">
          <text:p/>
        </draw:line>
        <draw:connector draw:style-name="gr4" draw:text-style-name="P1" draw:layer="layout" draw:type="line" svg:x1="17.9cm" svg:y1="7.453cm" svg:x2="19.885cm" svg:y2="8.471cm" draw:start-shape="id7" draw:start-glue-point="1" draw:end-shape="id10" draw:end-glue-point="5" svg:d="m17900 7453 1985 1018">
          <text:p/>
        </draw:connector>
        <draw:connector draw:style-name="gr4" draw:text-style-name="P1" draw:layer="layout" draw:type="line" svg:x1="17.9cm" svg:y1="7.453cm" svg:x2="19.4cm" svg:y2="3.817cm" draw:start-shape="id7" draw:start-glue-point="1" draw:end-shape="id11" svg:d="m17900 7453 1500-3636">
          <text:p/>
        </draw:connector>
        <draw:connector draw:style-name="gr4" draw:text-style-name="P1" draw:layer="layout" draw:type="line" svg:x1="22.473cm" svg:y1="4.765cm" svg:x2="23.8cm" svg:y2="7.453cm" draw:start-shape="id11" draw:start-glue-point="9" draw:end-shape="id12" draw:end-glue-point="3" svg:d="m22473 4765 1327 2688">
          <text:p/>
        </draw:connector>
        <draw:connector draw:style-name="gr4" draw:text-style-name="P1" draw:layer="layout" draw:type="line" svg:x1="22.715cm" svg:y1="8.471cm" svg:x2="23.8cm" svg:y2="7.453cm" draw:start-shape="id10" draw:start-glue-point="11" draw:end-shape="id12" draw:end-glue-point="3" svg:d="m22715 8471 1085-1018">
          <text:p/>
        </draw:connector>
        <draw:connector draw:style-name="gr4" draw:text-style-name="P1" draw:layer="layout" draw:type="line" svg:x1="15.6cm" svg:y1="8.315cm" svg:x2="23.9cm" svg:y2="11.807cm" draw:start-shape="id7" draw:start-glue-point="2" draw:end-shape="id13" svg:d="m15600 8315 8300 3492">
          <text:p/>
        </draw:connector>
        <draw:connector draw:style-name="gr6" draw:text-style-name="P1" draw:layer="layout" draw:type="line" svg:x1="26.05cm" svg:y1="10.898cm" svg:x2="26.1cm" svg:y2="8.315cm" draw:start-shape="id13" draw:start-glue-point="4" draw:end-shape="id12" draw:end-glue-point="2" svg:d="m26050 10898 50-2583">
          <text:p/>
        </draw:connector>
        <draw:connector draw:style-name="gr6" draw:text-style-name="P1" draw:layer="layout" draw:type="line" svg:x1="26.05cm" svg:y1="12.716cm" svg:x2="24.2cm" svg:y2="13.385cm" draw:start-shape="id13" draw:start-glue-point="8" draw:end-shape="id14" draw:end-glue-point="0" svg:d="m26050 12716-1850 669">
          <text:p/>
        </draw:connector>
        <draw:connector draw:style-name="gr6" draw:text-style-name="P1" draw:layer="layout" draw:type="line" svg:x1="24.2cm" svg:y1="15.49cm" svg:x2="24.2cm" svg:y2="16.734cm" draw:start-shape="id14" draw:start-glue-point="2" draw:end-shape="id15" draw:end-glue-point="0" svg:d="m24200 15490v1244">
          <text:p/>
        </draw:connector>
        <draw:custom-shape draw:style-name="gr8" draw:text-style-name="P2" draw:layer="layout" svg:width="1.8cm" svg:height="1.244cm" svg:x="16.7cm" svg:y="2cm">
          <text:p text:style-name="P2"><text:span text:style-name="T1">1st</text:span></text:p>
          <text:p text:style-name="P2"><text:span text:style-name="T1">stag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4cm" svg:height="1.053cm" svg:x="26cm" svg:y="2.191cm">
          <text:p text:style-name="P2"><text:span text:style-name="T1">2nd</text:span></text:p>
          <text:p text:style-name="P2"><text:span text:style-name="T1">stag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" draw:layer="layout" svg:width="3.4cm" svg:height="1.148cm" svg:x="13.5cm" svg:y="4.296cm">
          <text:p text:style-name="P1"><text:span text:style-name="T2">blue ovals</text:span></text:p>
          <text:p text:style-name="P1"><text:span text:style-name="T2">are the data</text:span></text:p>
          <text:p text:style-name="P1"><text:span text:style-name="T2">important for YaST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4cm" svg:height="1.148cm" svg:x="19.2cm" svg:y="5.923cm">
          <text:p text:style-name="P1"><text:span text:style-name="T2">these white ovals</text:span></text:p>
          <text:p text:style-name="P1"><text:span text:style-name="T2">are plain copies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17.9cm" svg:y1="7.453cm" svg:x2="16.176cm" svg:y2="17.357cm" draw:start-shape="id7" draw:start-glue-point="1" draw:end-shape="id16" draw:end-glue-point="11" svg:d="m17900 7453c751 0 626 2608 8 3326s-1732-455-1732 6578">
          <text:p/>
        </draw:connector>
        <draw:connector draw:style-name="gr9" draw:text-style-name="P1" draw:layer="layout" draw:type="curve" svg:x1="28.4cm" svg:y1="7.453cm" svg:x2="27.876cm" svg:y2="17.644cm" draw:start-shape="id12" draw:start-glue-point="1" draw:end-shape="id17" draw:end-glue-point="11" svg:d="m28400 7453c751 0 626 2679 308 3415s-832-473-832 6776">
          <text:p/>
        </draw:connector>
        <draw:custom-shape draw:style-name="gr10" draw:text-style-name="P1" draw:layer="layout" svg:width="12.8cm" svg:height="0.9cm" svg:x="8.7cm" svg:y="1cm">
          <text:p text:style-name="P1">YaST Installation Network Config Data Flow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3T10:29:56</meta:creation-date>
    <dc:date>2012-11-23T13:53:01</dc:date>
    <meta:editing-duration>PT3H7M54S</meta:editing-duration>
    <meta:editing-cycles>4</meta:editing-cycles>
    <meta:generator>LibreOffice/3.5$Linux_X86_64 LibreOffice_project/350m1$Build-403</meta:generator>
    <dc:title>installation-network-config-data-flow</dc:title>
    <meta:document-statistic meta:object-count="43"/>
  </office:meta>
</office:document-meta>
</file>